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bf85e" officeooo:paragraph-rsid="000bf85e" style:font-weight-asian="bold" style:font-weight-complex="bold"/>
    </style:style>
    <style:style style:name="P2" style:family="paragraph" style:parent-style-name="Standard">
      <style:text-properties fo:font-weight="bold" officeooo:rsid="000c918d" officeooo:paragraph-rsid="000c918d" style:font-weight-asian="bold" style:font-weight-complex="bold"/>
    </style:style>
    <style:style style:name="P3" style:family="paragraph" style:parent-style-name="Standard">
      <style:text-properties fo:font-weight="bold" officeooo:rsid="000e8b1f" officeooo:paragraph-rsid="000e8b1f" style:font-weight-asian="bold" style:font-weight-complex="bold"/>
    </style:style>
    <style:style style:name="P4" style:family="paragraph" style:parent-style-name="Standard">
      <style:text-properties fo:font-weight="bold" officeooo:rsid="000ec81a" officeooo:paragraph-rsid="000ec81a" style:font-weight-asian="bold" style:font-weight-complex="bold"/>
    </style:style>
    <style:style style:name="P5" style:family="paragraph" style:parent-style-name="Standard">
      <style:text-properties fo:font-weight="bold" officeooo:rsid="000f35aa" officeooo:paragraph-rsid="000ec81a" style:font-weight-asian="bold" style:font-weight-complex="bold"/>
    </style:style>
    <style:style style:name="P6" style:family="paragraph" style:parent-style-name="Standard">
      <style:text-properties fo:font-weight="bold" officeooo:rsid="001139d0" officeooo:paragraph-rsid="001139d0" style:font-weight-asian="bold" style:font-weight-complex="bold"/>
    </style:style>
    <style:style style:name="P7" style:family="paragraph" style:parent-style-name="Standard">
      <style:text-properties fo:font-weight="bold" officeooo:rsid="0011b895" officeooo:paragraph-rsid="0011b895" style:font-weight-asian="bold" style:font-weight-complex="bold"/>
    </style:style>
    <style:style style:name="P8" style:family="paragraph" style:parent-style-name="Standard">
      <style:text-properties fo:font-weight="bold" officeooo:rsid="00138a73" officeooo:paragraph-rsid="00138a73" style:font-weight-asian="bold" style:font-weight-complex="bold"/>
    </style:style>
    <style:style style:name="P9" style:family="paragraph" style:parent-style-name="Standard">
      <style:text-properties fo:font-weight="bold" officeooo:rsid="001510f4" officeooo:paragraph-rsid="001510f4" style:font-weight-asian="bold" style:font-weight-complex="bold"/>
    </style:style>
    <style:style style:name="P10" style:family="paragraph" style:parent-style-name="Standard">
      <style:text-properties fo:font-weight="bold" officeooo:rsid="00163d73" officeooo:paragraph-rsid="00163d73" style:font-weight-asian="bold" style:font-weight-complex="bold"/>
    </style:style>
    <style:style style:name="P11" style:family="paragraph" style:parent-style-name="Standard">
      <style:text-properties fo:font-weight="bold" officeooo:rsid="0018bf59" officeooo:paragraph-rsid="0018bf59" style:font-weight-asian="bold" style:font-weight-complex="bold"/>
    </style:style>
    <style:style style:name="P12" style:family="paragraph" style:parent-style-name="Standard">
      <style:text-properties fo:font-weight="bold" officeooo:rsid="001a5fb1" officeooo:paragraph-rsid="001a5fb1" style:font-weight-asian="bold" style:font-weight-complex="bold"/>
    </style:style>
    <style:style style:name="P13" style:family="paragraph" style:parent-style-name="Standard">
      <style:text-properties fo:font-weight="bold" officeooo:rsid="0022b6a7" officeooo:paragraph-rsid="0022b6a7" style:font-weight-asian="bold" style:font-weight-complex="bold"/>
    </style:style>
    <style:style style:name="P14" style:family="paragraph" style:parent-style-name="Standard">
      <style:text-properties fo:font-weight="bold" officeooo:rsid="00241e88" officeooo:paragraph-rsid="00241e88" style:font-weight-asian="bold" style:font-weight-complex="bold"/>
    </style:style>
    <style:style style:name="P15" style:family="paragraph" style:parent-style-name="Standard">
      <style:text-properties fo:font-weight="bold" officeooo:rsid="002aa847" officeooo:paragraph-rsid="002aa847" style:font-weight-asian="bold" style:font-weight-complex="bold"/>
    </style:style>
    <style:style style:name="P16" style:family="paragraph" style:parent-style-name="Standard">
      <style:text-properties fo:font-weight="bold" officeooo:rsid="002de70d" officeooo:paragraph-rsid="002de70d" style:font-weight-asian="bold" style:font-weight-complex="bold"/>
    </style:style>
    <style:style style:name="P17" style:family="paragraph" style:parent-style-name="Standard">
      <style:text-properties fo:font-weight="bold" officeooo:rsid="002e2abf" officeooo:paragraph-rsid="002e2abf" style:font-weight-asian="bold" style:font-weight-complex="bold"/>
    </style:style>
    <style:style style:name="P18" style:family="paragraph" style:parent-style-name="Standard">
      <style:text-properties fo:font-weight="bold" officeooo:rsid="002e506e" officeooo:paragraph-rsid="002e506e" style:font-weight-asian="bold" style:font-weight-complex="bold"/>
    </style:style>
    <style:style style:name="P19" style:family="paragraph" style:parent-style-name="Standard">
      <style:text-properties fo:font-weight="bold" officeooo:rsid="0030228e" officeooo:paragraph-rsid="0030228e" style:font-weight-asian="bold" style:font-weight-complex="bold"/>
    </style:style>
    <style:style style:name="P20" style:family="paragraph" style:parent-style-name="Standard">
      <style:text-properties fo:font-weight="bold" officeooo:rsid="0032a4c7" officeooo:paragraph-rsid="0032a4c7" style:font-weight-asian="bold" style:font-weight-complex="bold"/>
    </style:style>
    <style:style style:name="P21" style:family="paragraph" style:parent-style-name="Standard">
      <style:text-properties fo:font-weight="bold" officeooo:rsid="0033f0a5" officeooo:paragraph-rsid="0033f0a5" style:font-weight-asian="bold" style:font-weight-complex="bold"/>
    </style:style>
    <style:style style:name="P22" style:family="paragraph" style:parent-style-name="Standard">
      <style:text-properties fo:font-weight="normal" officeooo:rsid="000bf85e" officeooo:paragraph-rsid="000bf85e" style:font-weight-asian="normal" style:font-weight-complex="normal"/>
    </style:style>
    <style:style style:name="P23" style:family="paragraph" style:parent-style-name="Standard">
      <style:text-properties fo:font-weight="normal" officeooo:rsid="001139d0" officeooo:paragraph-rsid="001139d0" style:font-weight-asian="normal" style:font-weight-complex="normal"/>
    </style:style>
    <style:style style:name="P24" style:family="paragraph" style:parent-style-name="Standard">
      <style:text-properties fo:font-weight="normal" officeooo:rsid="00163d73" officeooo:paragraph-rsid="00163d73" style:font-weight-asian="normal" style:font-weight-complex="normal"/>
    </style:style>
    <style:style style:name="P25" style:family="paragraph" style:parent-style-name="Standard">
      <style:text-properties fo:font-weight="normal" officeooo:rsid="0017967a" officeooo:paragraph-rsid="0017967a" style:font-weight-asian="normal" style:font-weight-complex="normal"/>
    </style:style>
    <style:style style:name="P26" style:family="paragraph" style:parent-style-name="Standard">
      <style:text-properties fo:font-weight="normal" officeooo:rsid="0018bf59" officeooo:paragraph-rsid="0018bf59" style:font-weight-asian="normal" style:font-weight-complex="normal"/>
    </style:style>
    <style:style style:name="P27" style:family="paragraph" style:parent-style-name="Standard">
      <style:text-properties fo:font-weight="normal" officeooo:rsid="001fb2c6" officeooo:paragraph-rsid="001fb2c6" style:font-weight-asian="normal" style:font-weight-complex="normal"/>
    </style:style>
    <style:style style:name="P28" style:family="paragraph" style:parent-style-name="Standard">
      <style:text-properties fo:font-weight="normal" officeooo:rsid="00203aae" officeooo:paragraph-rsid="00203aae" style:font-weight-asian="normal" style:font-weight-complex="normal"/>
    </style:style>
    <style:style style:name="P29" style:family="paragraph" style:parent-style-name="Standard">
      <style:text-properties fo:font-weight="normal" officeooo:rsid="0020e8e7" officeooo:paragraph-rsid="0020e8e7" style:font-weight-asian="normal" style:font-weight-complex="normal"/>
    </style:style>
    <style:style style:name="P30" style:family="paragraph" style:parent-style-name="Standard">
      <style:text-properties fo:font-weight="normal" officeooo:rsid="0021a355" officeooo:paragraph-rsid="0021a355" style:font-weight-asian="normal" style:font-weight-complex="normal"/>
    </style:style>
    <style:style style:name="P31" style:family="paragraph" style:parent-style-name="Standard">
      <style:text-properties fo:font-weight="normal" officeooo:rsid="0026d939" officeooo:paragraph-rsid="0026d939" style:font-weight-asian="normal" style:font-weight-complex="normal"/>
    </style:style>
    <style:style style:name="P32" style:family="paragraph" style:parent-style-name="Standard">
      <style:text-properties fo:font-weight="normal" officeooo:rsid="002742db" officeooo:paragraph-rsid="002742db" style:font-weight-asian="normal" style:font-weight-complex="normal"/>
    </style:style>
    <style:style style:name="P33" style:family="paragraph" style:parent-style-name="Standard">
      <style:text-properties fo:font-weight="normal" officeooo:rsid="002882b9" officeooo:paragraph-rsid="002882b9" style:font-weight-asian="normal" style:font-weight-complex="normal"/>
    </style:style>
    <style:style style:name="P34" style:family="paragraph" style:parent-style-name="Standard">
      <style:text-properties fo:font-style="normal" fo:font-weight="normal" officeooo:rsid="000bf85e" officeooo:paragraph-rsid="000bf85e" style:font-style-asian="normal" style:font-weight-asian="normal" style:font-style-complex="normal" style:font-weight-complex="normal"/>
    </style:style>
    <style:style style:name="P35" style:family="paragraph" style:parent-style-name="Standard">
      <style:text-properties fo:font-style="normal" fo:font-weight="bold" officeooo:rsid="000e8b1f" officeooo:paragraph-rsid="000e8b1f" style:font-style-asian="normal" style:font-weight-asian="bold" style:font-style-complex="normal" style:font-weight-complex="bold"/>
    </style:style>
    <style:style style:name="P36" style:family="paragraph" style:parent-style-name="Standard">
      <style:text-properties fo:font-style="normal" fo:font-weight="normal" officeooo:rsid="000fa85b" officeooo:paragraph-rsid="000ec81a" style:font-style-asian="normal" style:font-weight-asian="normal" style:font-style-complex="normal" style:font-weight-complex="normal"/>
    </style:style>
    <style:style style:name="P37" style:family="paragraph" style:parent-style-name="Standard">
      <style:text-properties fo:font-style="normal" fo:font-weight="normal" officeooo:rsid="0011b895" officeooo:paragraph-rsid="0011b895" style:font-style-asian="normal" style:font-weight-asian="normal" style:font-style-complex="normal" style:font-weight-complex="normal"/>
    </style:style>
    <style:style style:name="P38" style:family="paragraph" style:parent-style-name="Standard">
      <style:text-properties fo:font-style="normal" fo:font-weight="normal" officeooo:rsid="001510f4" officeooo:paragraph-rsid="001510f4" style:font-style-asian="normal" style:font-weight-asian="normal" style:font-style-complex="normal" style:font-weight-complex="normal"/>
    </style:style>
    <style:style style:name="P39" style:family="paragraph" style:parent-style-name="Standard">
      <style:text-properties fo:font-style="normal" fo:font-weight="normal" officeooo:rsid="0018bf59" officeooo:paragraph-rsid="0018bf59" style:font-style-asian="normal" style:font-weight-asian="normal" style:font-style-complex="normal" style:font-weight-complex="normal"/>
    </style:style>
    <style:style style:name="P40" style:family="paragraph" style:parent-style-name="Standard">
      <style:text-properties fo:font-style="normal" fo:font-weight="normal" officeooo:rsid="001a5fb1" officeooo:paragraph-rsid="001a5fb1" style:font-style-asian="normal" style:font-weight-asian="normal" style:font-style-complex="normal" style:font-weight-complex="normal"/>
    </style:style>
    <style:style style:name="P41" style:family="paragraph" style:parent-style-name="Standard">
      <style:text-properties fo:font-style="normal" fo:font-weight="normal" officeooo:rsid="001fb2c6" officeooo:paragraph-rsid="001fb2c6" style:font-style-asian="normal" style:font-weight-asian="normal" style:font-style-complex="normal" style:font-weight-complex="normal"/>
    </style:style>
    <style:style style:name="P42" style:family="paragraph" style:parent-style-name="Standard">
      <style:text-properties fo:font-style="normal" fo:font-weight="normal" officeooo:rsid="0020e8e7" officeooo:paragraph-rsid="0020e8e7" style:font-style-asian="normal" style:font-weight-asian="normal" style:font-style-complex="normal" style:font-weight-complex="normal"/>
    </style:style>
    <style:style style:name="P43" style:family="paragraph" style:parent-style-name="Standard">
      <style:text-properties fo:font-style="normal" fo:font-weight="normal" officeooo:rsid="00223057" officeooo:paragraph-rsid="00223057" style:font-style-asian="normal" style:font-weight-asian="normal" style:font-style-complex="normal" style:font-weight-complex="normal"/>
    </style:style>
    <style:style style:name="P44" style:family="paragraph" style:parent-style-name="Standard">
      <style:text-properties fo:font-style="normal" fo:font-weight="normal" officeooo:rsid="0022b6a7" officeooo:paragraph-rsid="0022b6a7" style:font-style-asian="normal" style:font-weight-asian="normal" style:font-style-complex="normal" style:font-weight-complex="normal"/>
    </style:style>
    <style:style style:name="P45" style:family="paragraph" style:parent-style-name="Standard">
      <style:text-properties fo:font-style="normal" fo:font-weight="normal" officeooo:rsid="00241e88" officeooo:paragraph-rsid="00241e88" style:font-style-asian="normal" style:font-weight-asian="normal" style:font-style-complex="normal" style:font-weight-complex="normal"/>
    </style:style>
    <style:style style:name="P46" style:family="paragraph" style:parent-style-name="Standard">
      <style:text-properties fo:font-style="normal" fo:font-weight="normal" officeooo:rsid="002742db" officeooo:paragraph-rsid="002742db" style:font-style-asian="normal" style:font-weight-asian="normal" style:font-style-complex="normal" style:font-weight-complex="normal"/>
    </style:style>
    <style:style style:name="P47" style:family="paragraph" style:parent-style-name="Standard">
      <style:text-properties fo:font-style="normal" fo:font-weight="normal" officeooo:rsid="002882b9" officeooo:paragraph-rsid="002882b9" style:font-style-asian="normal" style:font-weight-asian="normal" style:font-style-complex="normal" style:font-weight-complex="normal"/>
    </style:style>
    <style:style style:name="P48" style:family="paragraph" style:parent-style-name="Standard">
      <style:text-properties fo:font-style="normal" fo:font-weight="normal" officeooo:rsid="0029251e" officeooo:paragraph-rsid="002882b9" style:font-style-asian="normal" style:font-weight-asian="normal" style:font-style-complex="normal" style:font-weight-complex="normal"/>
    </style:style>
    <style:style style:name="P49" style:family="paragraph" style:parent-style-name="Standard">
      <style:text-properties fo:font-style="normal" fo:font-weight="normal" officeooo:rsid="002c3186" officeooo:paragraph-rsid="002c3186" style:font-style-asian="normal" style:font-weight-asian="normal" style:font-style-complex="normal" style:font-weight-complex="normal"/>
    </style:style>
    <style:style style:name="P50" style:family="paragraph" style:parent-style-name="Standard">
      <style:text-properties fo:font-style="normal" fo:font-weight="normal" officeooo:rsid="002de70d" officeooo:paragraph-rsid="002de70d" style:font-style-asian="normal" style:font-weight-asian="normal" style:font-style-complex="normal" style:font-weight-complex="normal"/>
    </style:style>
    <style:style style:name="P51" style:family="paragraph" style:parent-style-name="Standard">
      <style:text-properties fo:font-style="normal" fo:font-weight="normal" officeooo:rsid="0030228e" officeooo:paragraph-rsid="0030228e" style:font-style-asian="normal" style:font-weight-asian="normal" style:font-style-complex="normal" style:font-weight-complex="normal"/>
    </style:style>
    <style:style style:name="P52" style:family="paragraph" style:parent-style-name="Standard">
      <style:text-properties fo:font-style="normal" fo:font-weight="normal" officeooo:rsid="00320297" officeooo:paragraph-rsid="00320297" style:font-style-asian="normal" style:font-weight-asian="normal" style:font-style-complex="normal" style:font-weight-complex="normal"/>
    </style:style>
    <style:style style:name="P53" style:family="paragraph" style:parent-style-name="Standard">
      <style:text-properties fo:font-style="normal" fo:font-weight="normal" officeooo:rsid="0032a4c7" officeooo:paragraph-rsid="0032a4c7" style:font-style-asian="normal" style:font-weight-asian="normal" style:font-style-complex="normal" style:font-weight-complex="normal"/>
    </style:style>
    <style:style style:name="P54" style:family="paragraph" style:parent-style-name="Standard">
      <style:text-properties fo:font-style="normal" fo:font-weight="normal" officeooo:rsid="0033f0a5" officeooo:paragraph-rsid="0033f0a5" style:font-style-asian="normal" style:font-weight-asian="normal" style:font-style-complex="normal" style:font-weight-complex="normal"/>
    </style:style>
    <style:style style:name="P55" style:family="paragraph" style:parent-style-name="Standard">
      <style:text-properties fo:font-style="normal" fo:font-weight="bold" officeooo:rsid="0011b895" officeooo:paragraph-rsid="0011b895" style:font-style-asian="normal" style:font-weight-asian="bold" style:font-style-complex="normal" style:font-weight-complex="bold"/>
    </style:style>
    <style:style style:name="P56" style:family="paragraph" style:parent-style-name="Standard">
      <style:text-properties fo:font-style="normal" fo:font-weight="bold" officeooo:rsid="00138a73" officeooo:paragraph-rsid="00138a73" style:font-style-asian="normal" style:font-weight-asian="bold" style:font-style-complex="normal" style:font-weight-complex="bold"/>
    </style:style>
    <style:style style:name="P57" style:family="paragraph" style:parent-style-name="Standard">
      <style:text-properties fo:font-style="normal" fo:font-weight="bold" officeooo:rsid="0018bf59" officeooo:paragraph-rsid="0018bf59" style:font-style-asian="normal" style:font-weight-asian="bold" style:font-style-complex="normal" style:font-weight-complex="bold"/>
    </style:style>
    <style:style style:name="P58" style:family="paragraph" style:parent-style-name="Standard">
      <style:text-properties fo:font-style="normal" fo:font-weight="bold" officeooo:rsid="001f85f0" officeooo:paragraph-rsid="001f85f0" style:font-style-asian="normal" style:font-weight-asian="bold" style:font-style-complex="normal" style:font-weight-complex="bold"/>
    </style:style>
    <style:style style:name="P59" style:family="paragraph" style:parent-style-name="Standard">
      <style:text-properties fo:font-style="normal" fo:font-weight="bold" officeooo:rsid="00203aae" officeooo:paragraph-rsid="00203aae" style:font-style-asian="normal" style:font-weight-asian="bold" style:font-style-complex="normal" style:font-weight-complex="bold"/>
    </style:style>
    <style:style style:name="P60" style:family="paragraph" style:parent-style-name="Standard">
      <style:text-properties fo:font-style="normal" fo:font-weight="bold" officeooo:rsid="0021a355" officeooo:paragraph-rsid="0021a355" style:font-style-asian="normal" style:font-weight-asian="bold" style:font-style-complex="normal" style:font-weight-complex="bold"/>
    </style:style>
    <style:style style:name="P61" style:family="paragraph" style:parent-style-name="Standard">
      <style:text-properties fo:font-style="normal" fo:font-weight="bold" officeooo:rsid="00223057" officeooo:paragraph-rsid="00223057" style:font-style-asian="normal" style:font-weight-asian="bold" style:font-style-complex="normal" style:font-weight-complex="bold"/>
    </style:style>
    <style:style style:name="P62" style:family="paragraph" style:parent-style-name="Standard">
      <style:text-properties fo:font-style="normal" fo:font-weight="bold" officeooo:rsid="0022b6a7" officeooo:paragraph-rsid="0022b6a7" style:font-style-asian="normal" style:font-weight-asian="bold" style:font-style-complex="normal" style:font-weight-complex="bold"/>
    </style:style>
    <style:style style:name="P63" style:family="paragraph" style:parent-style-name="Standard">
      <style:text-properties fo:font-style="normal" fo:font-weight="bold" officeooo:rsid="00241e88" officeooo:paragraph-rsid="00241e88" style:font-style-asian="normal" style:font-weight-asian="bold" style:font-style-complex="normal" style:font-weight-complex="bold"/>
    </style:style>
    <style:style style:name="P64" style:family="paragraph" style:parent-style-name="Standard">
      <style:text-properties fo:font-style="normal" fo:font-weight="bold" officeooo:rsid="0026d939" officeooo:paragraph-rsid="0026d939" style:font-style-asian="normal" style:font-weight-asian="bold" style:font-style-complex="normal" style:font-weight-complex="bold"/>
    </style:style>
    <style:style style:name="P65" style:family="paragraph" style:parent-style-name="Standard">
      <style:text-properties fo:font-style="normal" fo:font-weight="bold" officeooo:rsid="002c3186" officeooo:paragraph-rsid="002c3186" style:font-style-asian="normal" style:font-weight-asian="bold" style:font-style-complex="normal" style:font-weight-complex="bold"/>
    </style:style>
    <style:style style:name="P66" style:family="paragraph" style:parent-style-name="Standard">
      <style:text-properties fo:font-style="normal" fo:font-weight="bold" officeooo:rsid="002de70d" officeooo:paragraph-rsid="002de70d" style:font-style-asian="normal" style:font-weight-asian="bold" style:font-style-complex="normal" style:font-weight-complex="bold"/>
    </style:style>
    <style:style style:name="P67" style:family="paragraph" style:parent-style-name="Standard">
      <style:text-properties fo:font-style="normal" fo:font-weight="bold" officeooo:rsid="002e2abf" officeooo:paragraph-rsid="002e2abf" style:font-style-asian="normal" style:font-weight-asian="bold" style:font-style-complex="normal" style:font-weight-complex="bold"/>
    </style:style>
    <style:style style:name="P68" style:family="paragraph" style:parent-style-name="Standard">
      <style:text-properties fo:font-style="normal" fo:font-weight="bold" officeooo:rsid="002e506e" officeooo:paragraph-rsid="002e506e" style:font-style-asian="normal" style:font-weight-asian="bold" style:font-style-complex="normal" style:font-weight-complex="bold"/>
    </style:style>
    <style:style style:name="P69" style:family="paragraph" style:parent-style-name="Standard">
      <style:text-properties fo:font-style="normal" fo:font-weight="bold" officeooo:rsid="0030228e" officeooo:paragraph-rsid="0030228e" style:font-style-asian="normal" style:font-weight-asian="bold" style:font-style-complex="normal" style:font-weight-complex="bold"/>
    </style:style>
    <style:style style:name="P70" style:family="paragraph" style:parent-style-name="Standard">
      <style:text-properties fo:font-style="normal" fo:font-weight="bold" officeooo:rsid="00320297" officeooo:paragraph-rsid="00320297" style:font-style-asian="normal" style:font-weight-asian="bold" style:font-style-complex="normal" style:font-weight-complex="bold"/>
    </style:style>
    <style:style style:name="P71" style:family="paragraph" style:parent-style-name="Standard">
      <style:text-properties fo:font-style="normal" fo:font-weight="bold" officeooo:rsid="0032a4c7" officeooo:paragraph-rsid="0032a4c7" style:font-style-asian="normal" style:font-weight-asian="bold" style:font-style-complex="normal" style:font-weight-complex="bold"/>
    </style:style>
    <style:style style:name="P72" style:family="paragraph" style:parent-style-name="Standard">
      <style:text-properties fo:font-style="normal" fo:font-weight="bold" officeooo:rsid="0033f0a5" officeooo:paragraph-rsid="0033f0a5" style:font-style-asian="normal" style:font-weight-asian="bold" style:font-style-complex="normal" style:font-weight-complex="bold"/>
    </style:style>
    <style:style style:name="P73" style:family="paragraph" style:parent-style-name="Standard">
      <style:text-properties fo:font-weight="bold" officeooo:rsid="0034759e" officeooo:paragraph-rsid="0034759e" style:font-weight-asian="bold" style:font-weight-complex="bold"/>
    </style:style>
    <style:style style:name="P74" style:family="paragraph" style:parent-style-name="Standard">
      <style:text-properties fo:font-weight="bold" officeooo:rsid="0035f3db" officeooo:paragraph-rsid="0035f3db" style:font-weight-asian="bold" style:font-weight-complex="bold"/>
    </style:style>
    <style:style style:name="P75" style:family="paragraph" style:parent-style-name="Standard">
      <style:text-properties fo:font-weight="bold" officeooo:rsid="0035f3db" officeooo:paragraph-rsid="00384dc6" style:font-weight-asian="bold" style:font-weight-complex="bold"/>
    </style:style>
    <style:style style:name="P76" style:family="paragraph" style:parent-style-name="Standard">
      <style:text-properties fo:font-weight="bold" officeooo:rsid="0035f3db" officeooo:paragraph-rsid="00386f2f" style:font-weight-asian="bold" style:font-weight-complex="bold"/>
    </style:style>
    <style:style style:name="P77" style:family="paragraph" style:parent-style-name="Standard">
      <style:text-properties fo:font-weight="bold" officeooo:rsid="00384dc6" officeooo:paragraph-rsid="00384dc6" style:font-weight-asian="bold" style:font-weight-complex="bold"/>
    </style:style>
    <style:style style:name="P78" style:family="paragraph" style:parent-style-name="Standard">
      <style:text-properties fo:font-weight="bold" officeooo:rsid="0039700e" officeooo:paragraph-rsid="0039700e" style:font-weight-asian="bold" style:font-weight-complex="bold"/>
    </style:style>
    <style:style style:name="P79" style:family="paragraph" style:parent-style-name="Standard">
      <style:text-properties fo:font-weight="bold" officeooo:rsid="0039a0bf" officeooo:paragraph-rsid="0039a0bf" style:font-weight-asian="bold" style:font-weight-complex="bold"/>
    </style:style>
    <style:style style:name="P80" style:family="paragraph" style:parent-style-name="Standard">
      <style:text-properties fo:font-weight="bold" officeooo:rsid="0039b554" officeooo:paragraph-rsid="0039b554" style:font-weight-asian="bold" style:font-weight-complex="bold"/>
    </style:style>
    <style:style style:name="P81" style:family="paragraph" style:parent-style-name="Standard">
      <style:text-properties fo:font-weight="bold" officeooo:rsid="0039b554" officeooo:paragraph-rsid="0039bf87" style:font-weight-asian="bold" style:font-weight-complex="bold"/>
    </style:style>
    <style:style style:name="P82" style:family="paragraph" style:parent-style-name="Standard">
      <style:text-properties fo:font-weight="bold" officeooo:rsid="0039bf87" officeooo:paragraph-rsid="0039bf87" style:font-weight-asian="bold" style:font-weight-complex="bold"/>
    </style:style>
    <style:style style:name="P83" style:family="paragraph" style:parent-style-name="Standard">
      <style:text-properties fo:font-weight="bold" officeooo:rsid="003c1123" officeooo:paragraph-rsid="003c1123" style:font-weight-asian="bold" style:font-weight-complex="bold"/>
    </style:style>
    <style:style style:name="P84" style:family="paragraph" style:parent-style-name="Standard">
      <style:text-properties fo:font-weight="bold" officeooo:rsid="003c1570" officeooo:paragraph-rsid="003c1570" style:font-weight-asian="bold" style:font-weight-complex="bold"/>
    </style:style>
    <style:style style:name="P85" style:family="paragraph" style:parent-style-name="Standard">
      <style:text-properties fo:font-weight="bold" officeooo:rsid="003cdc7b" officeooo:paragraph-rsid="003cdc7b" style:font-weight-asian="bold" style:font-weight-complex="bold"/>
    </style:style>
    <style:style style:name="P86" style:family="paragraph" style:parent-style-name="Standard">
      <style:text-properties fo:font-weight="normal" officeooo:rsid="003aefb6" officeooo:paragraph-rsid="003aefb6" style:font-weight-asian="normal" style:font-weight-complex="normal"/>
    </style:style>
    <style:style style:name="P87" style:family="paragraph" style:parent-style-name="Standard">
      <style:text-properties fo:font-weight="normal" officeooo:rsid="003c1123" officeooo:paragraph-rsid="003c1123" style:font-weight-asian="normal" style:font-weight-complex="normal"/>
    </style:style>
    <style:style style:name="P88" style:family="paragraph" style:parent-style-name="Standard">
      <style:text-properties fo:font-weight="normal" officeooo:rsid="003c1570" officeooo:paragraph-rsid="003c1570"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f35aa" style:font-style-asian="italic" style:font-weight-asian="normal" style:font-style-complex="italic" style:font-weight-complex="normal"/>
    </style:style>
    <style:style style:name="T4" style:family="text">
      <style:text-properties fo:font-style="italic" fo:font-weight="normal" officeooo:rsid="0015d356" style:font-style-asian="italic" style:font-weight-asian="normal" style:font-style-complex="italic" style:font-weight-complex="normal"/>
    </style:style>
    <style:style style:name="T5" style:family="text">
      <style:text-properties fo:font-style="italic" fo:font-weight="normal" officeooo:rsid="001a5fb1" style:font-style-asian="italic" style:font-weight-asian="normal" style:font-style-complex="italic" style:font-weight-complex="normal"/>
    </style:style>
    <style:style style:name="T6" style:family="text">
      <style:text-properties fo:font-style="italic" fo:font-weight="normal" officeooo:rsid="0037ec39" style:font-style-asian="italic" style:font-weight-asian="normal" style:font-style-complex="italic" style:font-weight-complex="normal"/>
    </style:style>
    <style:style style:name="T7" style:family="text">
      <style:text-properties fo:font-style="italic" fo:font-weight="normal" officeooo:rsid="00384dc6" style:font-style-asian="italic" style:font-weight-asian="normal" style:font-style-complex="italic" style:font-weight-complex="normal"/>
    </style:style>
    <style:style style:name="T8" style:family="text">
      <style:text-properties fo:font-style="italic" fo:font-weight="normal" officeooo:rsid="00386f2f"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17967a" style:font-style-asian="italic" style:font-style-complex="italic"/>
    </style:style>
    <style:style style:name="T11" style:family="text">
      <style:text-properties fo:font-style="italic" officeooo:rsid="0018bf59" style:font-style-asian="italic" style:font-style-complex="italic"/>
    </style:style>
    <style:style style:name="T12" style:family="text">
      <style:text-properties fo:font-style="italic" officeooo:rsid="00203aae" style:font-style-asian="italic" style:font-style-complex="italic"/>
    </style:style>
    <style:style style:name="T13" style:family="text">
      <style:text-properties fo:font-style="italic" officeooo:rsid="0021a355" style:font-style-asian="italic" style:font-style-complex="italic"/>
    </style:style>
    <style:style style:name="T14" style:family="text">
      <style:text-properties fo:font-style="italic" officeooo:rsid="00223057"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fa85b" style:font-style-asian="normal" style:font-style-complex="normal"/>
    </style:style>
    <style:style style:name="T17" style:family="text">
      <style:text-properties fo:font-style="normal" officeooo:rsid="0011b895" style:font-style-asian="normal" style:font-style-complex="normal"/>
    </style:style>
    <style:style style:name="T18" style:family="text">
      <style:text-properties fo:font-style="normal" officeooo:rsid="0015d356" style:font-style-asian="normal" style:font-style-complex="normal"/>
    </style:style>
    <style:style style:name="T19" style:family="text">
      <style:text-properties fo:font-style="normal" officeooo:rsid="0017967a" style:font-style-asian="normal" style:font-style-complex="normal"/>
    </style:style>
    <style:style style:name="T20" style:family="text">
      <style:text-properties fo:font-style="normal" officeooo:rsid="0018bf59" style:font-style-asian="normal" style:font-style-complex="normal"/>
    </style:style>
    <style:style style:name="T21" style:family="text">
      <style:text-properties fo:font-style="normal" officeooo:rsid="00203aae" style:font-style-asian="normal" style:font-style-complex="normal"/>
    </style:style>
    <style:style style:name="T22" style:family="text">
      <style:text-properties fo:font-style="normal" officeooo:rsid="0021a355" style:font-style-asian="normal" style:font-style-complex="normal"/>
    </style:style>
    <style:style style:name="T23" style:family="text">
      <style:text-properties fo:font-style="normal" officeooo:rsid="00223057" style:font-style-asian="normal" style:font-style-complex="normal"/>
    </style:style>
    <style:style style:name="T24" style:family="text">
      <style:text-properties fo:font-style="normal" officeooo:rsid="002742db" style:font-style-asian="normal" style:font-style-complex="normal"/>
    </style:style>
    <style:style style:name="T25" style:family="text">
      <style:text-properties fo:font-style="normal" officeooo:rsid="002882b9" style:font-style-asian="normal" style:font-style-complex="normal"/>
    </style:style>
    <style:style style:name="T26" style:family="text">
      <style:text-properties fo:font-style="normal" officeooo:rsid="0029251e" style:font-style-asian="normal" style:font-style-complex="normal"/>
    </style:style>
    <style:style style:name="T27" style:family="text">
      <style:text-properties fo:font-style="normal" officeooo:rsid="0037ec39" style:font-style-asian="normal" style:font-style-complex="normal"/>
    </style:style>
    <style:style style:name="T28" style:family="text">
      <style:text-properties fo:font-style="normal" officeooo:rsid="0039a0bf" style:font-style-asian="normal" style:font-style-complex="normal"/>
    </style:style>
    <style:style style:name="T29" style:family="text">
      <style:text-properties fo:font-style="normal" officeooo:rsid="00386f2f" style:font-style-asian="normal" style:font-style-complex="normal"/>
    </style:style>
    <style:style style:name="T30" style:family="text">
      <style:text-properties fo:font-style="normal" officeooo:rsid="0039700e" style:font-style-asian="normal" style:font-style-complex="normal"/>
    </style:style>
    <style:style style:name="T31" style:family="text">
      <style:text-properties fo:font-style="normal" officeooo:rsid="0039bf87" style:font-style-asian="normal" style:font-style-complex="normal"/>
    </style:style>
    <style:style style:name="T32" style:family="text">
      <style:text-properties fo:font-style="normal" officeooo:rsid="003c1123"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e8b1f" style:font-style-asian="normal" style:font-weight-asian="normal" style:font-style-complex="normal" style:font-weight-complex="normal"/>
    </style:style>
    <style:style style:name="T35" style:family="text">
      <style:text-properties fo:font-style="normal" fo:font-weight="normal" officeooo:rsid="000ec81a" style:font-style-asian="normal" style:font-weight-asian="normal" style:font-style-complex="normal" style:font-weight-complex="normal"/>
    </style:style>
    <style:style style:name="T36" style:family="text">
      <style:text-properties fo:font-style="normal" fo:font-weight="normal" officeooo:rsid="000f35aa" style:font-style-asian="normal" style:font-weight-asian="normal" style:font-style-complex="normal" style:font-weight-complex="normal"/>
    </style:style>
    <style:style style:name="T37" style:family="text">
      <style:text-properties fo:font-style="normal" fo:font-weight="normal" officeooo:rsid="000fa85b" style:font-style-asian="normal" style:font-weight-asian="normal" style:font-style-complex="normal" style:font-weight-complex="normal"/>
    </style:style>
    <style:style style:name="T38" style:family="text">
      <style:text-properties fo:font-style="normal" fo:font-weight="normal" officeooo:rsid="0015d356" style:font-style-asian="normal" style:font-weight-asian="normal" style:font-style-complex="normal" style:font-weight-complex="normal"/>
    </style:style>
    <style:style style:name="T39" style:family="text">
      <style:text-properties fo:font-style="normal" fo:font-weight="normal" officeooo:rsid="001a5fb1" style:font-style-asian="normal" style:font-weight-asian="normal" style:font-style-complex="normal" style:font-weight-complex="normal"/>
    </style:style>
    <style:style style:name="T40" style:family="text">
      <style:text-properties fo:font-style="normal" fo:font-weight="normal" officeooo:rsid="002c3186" style:font-style-asian="normal" style:font-weight-asian="normal" style:font-style-complex="normal" style:font-weight-complex="normal"/>
    </style:style>
    <style:style style:name="T41" style:family="text">
      <style:text-properties fo:font-style="normal" fo:font-weight="normal" officeooo:rsid="002e2abf" style:font-style-asian="normal" style:font-weight-asian="normal" style:font-style-complex="normal" style:font-weight-complex="normal"/>
    </style:style>
    <style:style style:name="T42" style:family="text">
      <style:text-properties fo:font-style="normal" fo:font-weight="normal" officeooo:rsid="002e506e" style:font-style-asian="normal" style:font-weight-asian="normal" style:font-style-complex="normal" style:font-weight-complex="normal"/>
    </style:style>
    <style:style style:name="T43" style:family="text">
      <style:text-properties fo:font-style="normal" fo:font-weight="normal" officeooo:rsid="00320297" style:font-style-asian="normal" style:font-weight-asian="normal" style:font-style-complex="normal" style:font-weight-complex="normal"/>
    </style:style>
    <style:style style:name="T44" style:family="text">
      <style:text-properties fo:font-style="normal" fo:font-weight="normal" officeooo:rsid="0033f0a5" style:font-style-asian="normal" style:font-weight-asian="normal" style:font-style-complex="normal" style:font-weight-complex="normal"/>
    </style:style>
    <style:style style:name="T45" style:family="text">
      <style:text-properties fo:font-style="normal" fo:font-weight="normal" officeooo:rsid="0034759e" style:font-style-asian="normal" style:font-weight-asian="normal" style:font-style-complex="normal" style:font-weight-complex="normal"/>
    </style:style>
    <style:style style:name="T46" style:family="text">
      <style:text-properties fo:font-style="normal" fo:font-weight="normal" officeooo:rsid="0037ec39" style:font-style-asian="normal" style:font-weight-asian="normal" style:font-style-complex="normal" style:font-weight-complex="normal"/>
    </style:style>
    <style:style style:name="T47" style:family="text">
      <style:text-properties fo:font-style="normal" fo:font-weight="normal" officeooo:rsid="00384dc6" style:font-style-asian="normal" style:font-weight-asian="normal" style:font-style-complex="normal" style:font-weight-complex="normal"/>
    </style:style>
    <style:style style:name="T48" style:family="text">
      <style:text-properties fo:font-style="normal" fo:font-weight="normal" officeooo:rsid="00386f2f" style:font-style-asian="normal" style:font-weight-asian="normal" style:font-style-complex="normal" style:font-weight-complex="normal"/>
    </style:style>
    <style:style style:name="T49" style:family="text">
      <style:text-properties fo:font-style="normal" fo:font-weight="normal" officeooo:rsid="0039a0bf" style:font-style-asian="normal" style:font-weight-asian="normal" style:font-style-complex="normal" style:font-weight-complex="normal"/>
    </style:style>
    <style:style style:name="T50" style:family="text">
      <style:text-properties fo:font-style="normal" fo:font-weight="normal" officeooo:rsid="0039b554" style:font-style-asian="normal" style:font-weight-asian="normal" style:font-style-complex="normal" style:font-weight-complex="normal"/>
    </style:style>
    <style:style style:name="T51" style:family="text">
      <style:text-properties fo:font-style="normal" fo:font-weight="normal" officeooo:rsid="0039bf87" style:font-style-asian="normal" style:font-weight-asian="normal" style:font-style-complex="normal" style:font-weight-complex="normal"/>
    </style:style>
    <style:style style:name="T52" style:family="text">
      <style:text-properties fo:font-style="normal" fo:font-weight="normal" officeooo:rsid="0039700e" style:font-style-asian="normal" style:font-weight-asian="normal" style:font-style-complex="normal" style:font-weight-complex="normal"/>
    </style:style>
    <style:style style:name="T53" style:family="text">
      <style:text-properties fo:font-style="normal" fo:font-weight="normal" officeooo:rsid="003cdc7b" style:font-style-asian="normal" style:font-weight-asian="normal" style:font-style-complex="normal" style:font-weight-complex="normal"/>
    </style:style>
    <style:style style:name="T5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1 – ESTILO CSS INLINE</text:p>
      <text:p text:style-name="P22">Começaremos hoje finalmente a falar sobre CSS. Começaremos a aplicar tamanhos, cores, formas aos nossos arquivos HTML que, até o momento, estão bem sem graça.</text:p>
      <text:p text:style-name="P1">O que são as CSS</text:p>
      <text:p text:style-name="P1"><text:span text:style-name="T1">Pode parecer estanho falar “as CSS”, mas não está errado pois a sigla significa </text:span><text:span text:style-name="T2">Cascading Style Sheet </text:span><text:span text:style-name="T33">(Folhas de Estilo em Cascata).</text:span></text:p>
      <text:p text:style-name="P34">Nenhum dos exercícios que fizemos até agora conta com CSS. Para iniciarmos a trabalhar criaremos o exercício “ex013”. </text:p>
      <text:p text:style-name="P3">Forma Incorreta</text:p>
      <text:p text:style-name="P2"><text:span text:style-name="T33">Vamos começar falando sobre o que é errado. Antigamente se adicionava “estilos” por meio de tags HTML</text:span><text:span text:style-name="T34">4</text:span><text:span text:style-name="T33"> que serviam exatamente para isso. Apesar de funcionar recomendamos que não as use pois já estão totalmente obsoletas e atualmente fogem do foco do HTML</text:span><text:span text:style-name="T34">5</text:span><text:span text:style-name="T33">: a semântica.</text:span></text:p>
      <text:p text:style-name="P35">Forma Correta (Inline)</text:p>
      <text:p text:style-name="P3"><text:span text:style-name="T33">Crie um título </text:span><text:span text:style-name="T2">h1 </text:span><text:span text:style-name="T33">”Capítulo 1”, um título</text:span><text:span text:style-name="T2"> h2</text:span><text:span text:style-name="T33"> “Capítulo 1.1”</text:span><text:span text:style-name="T2"> </text:span><text:span text:style-name="T33">e um parágrafo “lorem”. Na sequência um h2 “Capítulo 1.2” outro parágrafo ”lorem”. Repita para o capítulo 2. Tudo bem básico, conforme fizemos até então, com uma semântica bem definida.</text:span></text:p>
      <text:p text:style-name="P3"><text:span text:style-name="T33">Conforme orientação do PDF, sempre que formos adicionar um estilo utilizaremos CSS </text:span><text:span text:style-name="T36">p</text:span><text:span text:style-name="T33">odendo ser aplicado </text:span><text:span text:style-name="T2">inline</text:span><text:span text:style-name="T33">, interno e externo.</text:span></text:p>
      <text:p text:style-name="P3"><text:span text:style-name="T33">O modo </text:span><text:span text:style-name="T2">inline</text:span><text:span text:style-name="T33">é a maneira mais simples e menos recomendada, mas permite um primeiro contato com a linguagem. Basicamente adicionaremos^um parâmetro </text:span><text:span text:style-name="T2">style</text:span><text:span text:style-name="T33"> em cada uma das tags </text:span><text:span text:style-name="T35">e os valores serão tags CSS.</text:span></text:p>
      <text:p text:style-name="P4"><text:span text:style-name="T33">Iniciemos alterando a cor de fundo da página criando um </text:span><text:span text:style-name="T2">style</text:span><text:span text:style-name="T33"> na tag</text:span><text:span text:style-name="T2"> body</text:span><text:span text:style-name="T33"> com o valor</text:span><text:span text:style-name="T2"> </text:span><text:span text:style-name="T33">“</text:span><text:span text:style-name="T2">background-color: (cor)</text:span><text:span text:style-name="T33">”. Para o nosso “capítulo 1”, ao invés de </text:span><text:span text:style-name="T2">background-color</text:span><text:span text:style-name="T33"> digitaremos apenas “c</text:span><text:span text:style-name="T2">olor: (cor)</text:span><text:span text:style-name="T33">”.</text:span></text:p>
      <text:p text:style-name="P4"><text:span text:style-name="T33">Apareceu aqui o primeiro problema: a alteração de cor do título aconteceu apenas com um dos títulos. Pelo modo </text:span><text:span text:style-name="T2">inline</text:span><text:span text:style-name="T33">, caso deseje que todos os títulos fiquem iguais, se você criou cinquenta títulos (espero que você nunca faça isso) terá que adicionar esse parâmetro em cada um deles.</text:span></text:p>
      <text:p text:style-name="P4"><text:span text:style-name="T33">Dando prosseguimento, também podemos alterar a fonte por meio do “</text:span><text:span text:style-name="T2">font-famiy: (fonte)</text:span><text:span text:style-name="T33">” seja ela uma fonte interna como uma externa. </text:span><text:span text:style-name="T36">Nesse caso adicionaremos ao </text:span><text:span text:style-name="T3">body</text:span><text:span text:style-name="T36"> para aplicar a todos os textos dentro dele, além do tamanho da fonte adicionando o “f</text:span><text:span text:style-name="T3">ont-size: 20px</text:span><text:span text:style-name="T36">”. Na sequencia, altere também o tamanho dos tíulos utilizndo a medida “em”. Podemos também alinhar o texto com as laterais com “</text:span><text:span text:style-name="T3">text-aligne: justify</text:span><text:span text:style-name="T36">”. </text:span><text:span text:style-name="T37">É possível também adicionar uma cor de fundo para os textos</text:span></text:p>
      <text:p text:style-name="P5"><text:span text:style-name="T33">Você já deve ter percebido o quão feio, confuso e incoerente ficou seu HTML. Para piorar, imagine se, não sei por que razão, um cliente que esteja utilizando esse código solicita alteração para cada um dos elementos, imagine o trabalho. </text:span><text:span text:style-name="T37">É melhor fugir desse método, para o seu próprio bem.</text:span></text:p>
      <text:p text:style-name="P36"/>
      <text:p text:style-name="P6"><text:span text:style-name="T16">A</text:span><text:span text:style-name="T15">ula 2 – ESTILOS CSS INTERNOS</text:span></text:p>
      <text:p text:style-name="P23"><text:span text:style-name="T15">Veremos hoje uma forma de adicionar estilos e forma organizada, </text:span><text:span text:style-name="T17">utilizando o exercício “ex013”</text:span></text:p>
      <text:p text:style-name="P37">como base.</text:p>
      <text:p text:style-name="P37">Como visto anteriormente, adicionar estilos a uma utilizando o css inline deixa seu código extremamente confuso, sendo difícil diferenciar estilo de conteúdo, o que pode ser um problema em uma eventual manutenção ou modificação do estilo. Por esse motivo, como você busca ser um bom desenvolvedor, você irá sempre optar pela forma organizada de fazer isso.</text:p>
      <text:p text:style-name="P55">Criando uma Cópia do Exercício Anterior</text:p>
      <text:p text:style-name="P7"><text:span text:style-name="T33">Crie uma cópia do exercício “ex013” e renomeie-a para “ex014”, execute no VS Code e apague todos os parâmetros </text:span><text:span text:style-name="T2">style</text:span><text:span text:style-name="T33"> existentes e altere o </text:span><text:span text:style-name="T2">title</text:span><text:span text:style-name="T33"> para “estilos locais / internos”.</text:span></text:p>
      <text:p text:style-name="P56">Criando um Estilo Local</text:p>
      <text:p text:style-name="P8"><text:span text:style-name="T33">O estilo interno ou interno será adicionado por meio de uma tag </text:span><text:span text:style-name="T2">style</text:span><text:span text:style-name="T33"> (&lt;style&gt;&lt;/style&gt;) dentro da tag </text:span><text:span text:style-name="T2">head</text:span><text:span text:style-name="T33">, sendo ideal posicioná-lo logo após o</text:span><text:span text:style-name="T2"> title</text:span><text:span text:style-name="T33">. Tudo o que for adicionado dentro dessa tag será considerado como estilo, como CSS.</text:span></text:p>
      <text:p text:style-name="P38">Como visto no capítulo 3, o CSS funciona por meio de seletores, ou seja, criaremos um seletor para cada tag (entende-se aqui como “cada função da tag”).</text:p>
      <text:p text:style-name="P9"><text:soft-page-break/><text:span text:style-name="T33">Começaremos com o </text:span><text:span text:style-name="T2">body</text:span><text:span text:style-name="T33">. Escreva o nome da tag, seguido pela chave fechada (body{}). Todos os parâmetros deverão ser adicionados dentro das chaves. </text:span><text:span text:style-name="T38">Começaremos alterando a cor de fundo com o parâmetro </text:span><text:span text:style-name="T4">background-color</text:span><text:span text:style-name="T38">, com a cor a sua escolha. Mudaremos também a fonte com parâmetro </text:span><text:span text:style-name="T4">font-family</text:span><text:span text:style-name="T38">, como “valor” também a sua escolha, além do tamanho da fonte com o parâmetro </text:span><text:span text:style-name="T4">font-size</text:span><text:span text:style-name="T38">. Uma dica sobre a fonte é que ela seja sempre configurada dentro do seletor </text:span><text:span text:style-name="T4">body</text:span><text:span text:style-name="T38"> exceto em caso de algum texto que você deseje configurar com uma cor diferente.</text:span></text:p>
      <text:p text:style-name="P10"><text:span text:style-name="T18">V</text:span><text:span text:style-name="T15">antagens do Estilo Isolado</text:span></text:p>
      <text:p text:style-name="P24"><text:span text:style-name="T15">A grande vantagem é que se você quiser realizar alterações em massa basta criar o seletor correspondente a tag e aplicar o parâmetro desejado, alterando assim todas as tags. Um exemplo disso pode ser visto criando o seletor </text:span><text:span text:style-name="T9">h1</text:span><text:span text:style-name="T15"> como parâmetro </text:span><text:span text:style-name="T9">color</text:span><text:span text:style-name="T15">, com a cor a sua escolha, onde todos os títulos criados com essa tag sofrerão alteração. </text:span><text:span text:style-name="T19">O resultado será o mesmo se realizarmos o processo para as demais tags de títulos e parágrafos. Podemos adicionar também cor de fundo aos textos, seguindo a mesmo lógica, utilizando também o parâmetro </text:span><text:span text:style-name="T10">background-color</text:span><text:span text:style-name="T19">. </text:span><text:span text:style-name="T20">No caso do parágrafo utilizaremos também o </text:span><text:span text:style-name="T11">text-align: justify</text:span><text:span text:style-name="T20">.</text:span></text:p>
      <text:p text:style-name="P26"><text:span text:style-name="T20">V</text:span><text:span text:style-name="T15">ocê pode também alterar um elemento isolado mesmo que tenha sido realizado alteração em massa, para isso basta realizar um CSS inline no elemento.</text:span></text:p>
      <text:p text:style-name="P25"><text:span text:style-name="T15">É importante dizer que oque estamos chamando de parâmetro junto com seu valor é o que chamamos de </text:span><text:span text:style-name="T54">declaração</text:span><text:span text:style-name="T15">, sempre finalizada a linha com ponto e vírgula (;).</text:span></text:p>
      <text:p text:style-name="P39">Dessa forma, nosso HTML ficará muito organizado pois ficará muito bem definido o que é semântico e o que é estilo.</text:p>
      <text:p text:style-name="P57">Desvantagens do Estilo Interno</text:p>
      <text:p text:style-name="P11"><text:span text:style-name="T33">Como nem tudo é perfeito, essa maneira é muito mais adequada para páginas simples, para configurações locais </text:span><text:span text:style-name="T39">que não serão aplicadas a outros documentos. Se quiser adicionar a várias páginas por meio do CSS interno será necessário adicionar a tag </text:span><text:span text:style-name="T5">style</text:span><text:span text:style-name="T39"> em cada um dos documentos.</text:span></text:p>
      <text:p text:style-name="P40">A segunda desvantagem é a quantidade excessiva de linhas presentes no código.</text:p>
      <text:p text:style-name="P12"><text:span text:style-name="T33">Por esses dois motivos, o mais adequado é sempre criar um estilo externo, aplicando o estilo aos documentos por meio de uma tag </text:span><text:span text:style-name="T2">link:css</text:span><text:span text:style-name="T33">.</text:span></text:p>
      <text:p text:style-name="P40"/>
      <text:p text:style-name="P58">Aula 3 – ESTILO CSS EXTERNO</text:p>
      <text:p text:style-name="P41">Finalizando o módulo, estudaremos o método mais versátil de adicionar estilos CSS em nosso HTML: CSS Externo.</text:p>
      <text:p text:style-name="P27"><text:span text:style-name="T15">Repetiremos o processo de duplicação do exercício da aula anterior, alterando o </text:span><text:span text:style-name="T9">title </text:span><text:span text:style-name="T15">para “</text:span><text:span text:style-name="T21">estilo externo</text:span><text:span text:style-name="T15">”, </text:span><text:span text:style-name="T22">recortando</text:span><text:span text:style-name="T21"> a tag </text:span><text:span text:style-name="T12">style</text:span><text:span text:style-name="T15">.</text:span></text:p>
      <text:p text:style-name="P59">Sites com Múltiplas Páginas </text:p>
      <text:p text:style-name="P28"><text:span text:style-name="T15">Antes de explicarmos, devemos criar, ao final do “capítulo 2”, um parágrafo com uma âncora “Ir para página 2”, com </text:span><text:span text:style-name="T9">href</text:span><text:span text:style-name="T15"> de valor “página02.html” e </text:span><text:span text:style-name="T9">target: _self</text:span><text:span text:style-name="T15">. Crie também o arquivo “página02” com </text:span><text:span text:style-name="T9">title</text:span><text:span text:style-name="T15"> “segunda página”. Agora devemos criar um </text:span><text:span text:style-name="T9">h1</text:span><text:span text:style-name="T15">, </text:span><text:span text:style-name="T9">h2</text:span><text:span text:style-name="T15"> e um parágrafo, respectivamente, “Segunda página”, “Teste de Estilos” e “lorem”. Ao final, um parágrafo com âncora para a página inicial.</text:span></text:p>
      <text:p text:style-name="P29"><text:span text:style-name="T15">Quando temos mais de uma página é comum que o aluno acabe por utilizar um estilo local e saia copiando a tag </text:span><text:span text:style-name="T9">style</text:span><text:span text:style-name="T15"> e adicionando as demais páginas. Isso, porém, pode ocasionar problemas caso você tenha, por exemplo, um site de quinze páginas, todas com o mesmo estilo e lhe seja solicitada uma alteração do CSS. A necessidade de replicar o estilo em cada uma das páginas de forma manual lhe tomará muito tempo.</text:span></text:p>
      <text:p text:style-name="P42">Para realizar isso de forma mais ágil, sendo considerado a forma correta em todos os casos por boa parte dos desenvolvedores, podemos criar um estilo externo.</text:p>
      <text:p text:style-name="P29"><text:span text:style-name="T15">Antes de criarmos o nosso estilo externo, veremos como fazer o HTML realizar a leitura do estilo. De forma semelhante a adição de um </text:span><text:span text:style-name="T9">favicon</text:span><text:span text:style-name="T15">, digite </text:span><text:span text:style-name="T9">link</text:span><text:span text:style-name="T15"> e selecione </text:span><text:span text:style-name="T9">link:css</text:span><text:span text:style-name="T15">. </text:span><text:span text:style-name="T22">No </text:span><text:span text:style-name="T13">href</text:span><text:span text:style-name="T22"> ele sugere um nome de arquivo, o qual ainda criaremos, que pode ser alterado para qualquer arquivo CSS que você desejar. No nosso caso, como trabalharemos apenas com o arquivo </text:span><text:span text:style-name="T13">style.css</text:span><text:span text:style-name="T22">, repita o processo na “página02”. </text:span><text:span text:style-name="T23">Dessa forma indicamos ao HTML que ele deverá utilizar o estilo do arquivo </text:span><text:span text:style-name="T14">style.css</text:span><text:span text:style-name="T23">.</text:span></text:p>
      <text:p text:style-name="P60"><text:soft-page-break/>Regra Charset</text:p>
      <text:p text:style-name="P30"><text:span text:style-name="T15">Antes de colarmos o estilo recordado do exercício anterior, precisamos resolver um problema. As vezes podem ocorrer problemas de compatibilidade com acentos, o que pode ser facilmente resolvido com a regra (apenas uma de várias que estudaremos futuramente) </text:span><text:span text:style-name="T9">@charset “UTF-8”</text:span><text:span text:style-name="T15"> para indicar o sistema de caracteres utilizado. Quando utilizamos um estilo local isso não necessário pois o próprio HTML já está configurado para esse sistema, aplicando-o a tudo que estiver dentro dele.</text:span></text:p>
      <text:p text:style-name="P61">Aplicando o Estilo</text:p>
      <text:p text:style-name="P43">Com esse provável problema solucionado podemos então colar o estilo. Perceba que qualquer alteração realizada no arquivo resultará na mudança do estilo de ambas as páginas.</text:p>
      <text:p text:style-name="P44">Você pode também utilizar mais de um estilo em uma esma pagina caso ela possua algum elemento diferente que não possua nas demais</text:p>
      <text:p text:style-name="P43">Se ao colar <text:s/>não funcionar corretamente, adicione antes do estilo e após nossa regra, o seletor universal (*)mas tome muito cuidado. É recomendado, antes de utilizar esse seletor, pesquisar sobre ele.</text:p>
      <text:p text:style-name="P62">Misturando Múltiplas Declarações CSS</text:p>
      <text:p text:style-name="P13"><text:span text:style-name="T33">Você pode também misturar os estilos. Podemos, por exemplo, com um estilo interno em nossa página inicial, sublinhar os títulos </text:span><text:span text:style-name="T2">h1</text:span><text:span text:style-name="T33"> com a declaração “</text:span><text:span text:style-name="T2">text-decoraion: underline</text:span><text:span text:style-name="T33">”, alteração essa que não ocorrerá na segunda página. Podemos também, por exemplo, com um estilo inline no parágrafo que contém a âncora para a página 2, alinhá-lo a direita com a declaração “</text:span><text:span text:style-name="T2">text-align: right</text:span><text:span text:style-name="T33">”, sendo aplicado somente a esse parágrafo, somente nessa página.</text:span></text:p>
      <text:p text:style-name="P14"><text:span text:style-name="T33">Podemos classificá-los por meio de uma hierarquia de “quem tem mais poder” quando aplicados juntos em uma mesma página: em primeiro lugar o </text:span><text:span text:style-name="T2">inline</text:span><text:span text:style-name="T33">, em segundo o interno e finalmente o externo.</text:span></text:p>
      <text:p text:style-name="P45"/>
      <text:p text:style-name="P63">________________________________________________________________________________________________________________________________________________________________</text:p>
      <text:p text:style-name="P64">M Ó D U L O <text:s/>2</text:p>
      <text:p text:style-name="P64">CAPÍTULO 13</text:p>
      <text:p text:style-name="P64">Aula 00 – O QUE VAMOS APRENDER</text:p>
      <text:p text:style-name="P31"><text:span text:style-name="T15">Nesse primeiro vídeo listaremos tudo o que será ensinado n</text:span><text:span text:style-name="T24">o módulo 2, mas é importante salientar que você deverá ter assistido o primeiro módulo antes de iniciar o segundo, tanto pela base do HTML quanto pela questão do certificado.</text:span></text:p>
      <text:p text:style-name="P46">Esse módulo englobará os capítulos do 13 ao 17.</text:p>
      <text:p text:style-name="P32"><text:span text:style-name="T15">O </text:span><text:span text:style-name="T25">capítulo 13</text:span><text:span text:style-name="T15"> abordará o tema “cores”. Falaremos sobre psicologia das cores e a escolha delas em decorrência do sentimento que se deseja causar ao usuário, círculo cromático, harmonização de cores, escolha de paletas de cores para determinados sites.</text:span></text:p>
      <text:p text:style-name="P32"><text:span text:style-name="T15">No </text:span><text:span text:style-name="T25">capítulo 14</text:span><text:span text:style-name="T15"> abordaremos tipos, tipografia ou popularmente, fontes. Veremos a anatomia de uma letra, </text:span><text:span text:style-name="T25">oque é uma serifa, o que é determinada curva, famílias tipográficas, o melhor tipo de fonte para títulos e corpos, integração entre cor e tipo, características das CSS aplicadas aos tipos, além das ferramentas para identificar uma determinada fonte que você achou interessante e queira descobrir qual é.</text:span></text:p>
      <text:p text:style-name="P47">No capítulo 15 nos aprofundaremos no estudo das CSS. Além de estudarmos o uso do “id” estudaremos as classes, pseudo-classes, pseudo elementos, variáveis em CSS.</text:p>
      <text:p text:style-name="P33"><text:span text:style-name="T15">No capítulo 16 estudaremos o modelo de caixas, o princípio do modelo de caixas, o que é um </text:span><text:span text:style-name="T9">box</text:span><text:span text:style-name="T15">, quando e como colocar um </text:span><text:span text:style-name="T9">box</text:span><text:span text:style-name="T15"> dentro do outro, como realizar o alinhamento, seu funcionamento dentro das CSS (isso pois o box é modelado em HTML), aplicação de sombras, bordas degradê, entre outros.</text:span></text:p>
      <text:p text:style-name="P33"><text:span text:style-name="T15">No capítulo 17 criaremos um site do zero, desde a idealização, utilizando </text:span><text:span text:style-name="T9">iframes</text:span><text:span text:style-name="T15">, </text:span><text:span text:style-name="T26">definindo cores e tipografias, organizando nosso conteúdo (veja exemplo mostrado em aula).</text:span></text:p>
      <text:p text:style-name="P48"/>
      <text:p text:style-name="P15"><text:span text:style-name="T26">A</text:span><text:span text:style-name="T15">ula 1 – PSICOLOGIA DAS CORES</text:span></text:p>
      <text:p text:style-name="P15"><text:soft-page-break/><text:span text:style-name="T33">Iniciamos nosso segundo módulo discutindo sobre os conceitos de cores, porém de maneira um pouco diferente do que ocorre em outros cursos de HTML, inclusive o antigo curso de HTML desta plataforma. Nos aprofundaremos </text:span><text:span text:style-name="T40">em cores sob o ponto de vista do design, já que elas são de suma importância, tanto em sites quanto em nosso dia a dia. Por esse motivo aprenderemos não somente como aplicar uma cor em nosso site, mas também como escolher a cor a aplicar.</text:span></text:p>
      <text:p text:style-name="P49">Como dito no módulo anterior, você deve aliar seu estudo a prática, anotações e o material em PDF, este último que será talvez o mais importante pois contará com informações que podem não estar presentes na aula.</text:p>
      <text:p text:style-name="P65">A Emoção das Cores</text:p>
      <text:p text:style-name="P49">Não sei se você sabe mas cores são de suma importância para tudo. Basicamente tudo o que você utiliza em seu dia a dia possui cores.</text:p>
      <text:p text:style-name="P49">Já adianto aqui que um conceito interessante de ser estudado além desse curso é o de psicologia das cores. No material PDF você poderá encontrar alguns sites que irão melhor explicar tal conceito.</text:p>
      <text:p text:style-name="P49">Não existe uma regra sobre qual o momento mais adequado para utilizar uma cor, porém existem alguns parâmetros a serem seguidos para não causar confusões,</text:p>
      <text:p text:style-name="P50">Devido a essa importância é recomendado que nós, desenvolvedores, busquemos também estudar pelo menos o básico de design e marketing digital para que assim consigamos “vender” nosso produto.</text:p>
      <text:p text:style-name="P66">A Importância das Cores</text:p>
      <text:p text:style-name="P16"><text:span text:style-name="T33">Alguns estudos dizem que a cor de alguma coisa, </text:span><text:span text:style-name="T41">embalagem ou produto,</text:span><text:span text:style-name="T33"> </text:span><text:span text:style-name="T41">influencia diretamente na sua escolha. Com sites ocorre a mesma coisa, com algumas pesquisas indicando como 90% o poder de “persuasão” das cores. Para exemplificar, se imaginarmos duas páginas com exatamente o mesmo conteúdo, porém um dos sites com cores bem harmonizadas e o outro que possui cores totalmente aleatórias, certamente o preferido dos usuários será o primeiro. Isso não uma escolha consciente, nós entendemos algo como bonito com base num todo, com base em uma harmonia das características, muitas vezes não sendo possível explicar o motivo.</text:span></text:p>
      <text:p text:style-name="P67">Para que as Marcas Usam o Azul?</text:p>
      <text:p text:style-name="P17"><text:span text:style-name="T33">Muitos sites como </text:span><text:span text:style-name="T42">F</text:span><text:span text:style-name="T33">acebook, </text:span><text:span text:style-name="T42">T</text:span><text:span text:style-name="T33">witter, </text:span><text:span text:style-name="T42">L</text:span><text:span text:style-name="T33">inkedin, </text:span><text:span text:style-name="T42">D</text:span><text:span text:style-name="T33">ell, </text:span><text:span text:style-name="T42">H</text:span><text:span text:style-name="T33">p e </text:span><text:span text:style-name="T42">I</text:span><text:span text:style-name="T33">ntel utilizam a cor azul. O motivo disso não é o fato de todas serem empresas de tecnologia, </text:span><text:span text:style-name="T42">apesar de ser sim muito comum que companhias de tal segmento utilizem essa cor. Isso ocorre pois, como citado em seu PDF, a cor azul é comumente relacionado com conceitos de competência, sabedoria, calma, confiança, profissionalismo, integridade e segurança. Todos esses conceitos são percebidos de maneira inconsciente pelo cérebro. Além disso, essa cor é também a mais aceita do mundo e com a menor taxa de rejeição, tornando a cor ideal para empresas que desejam transmitir uma imagem conforme os conceitos citados.</text:span></text:p>
      <text:p text:style-name="P68">O Uso do Vermelho</text:p>
      <text:p text:style-name="P18"><text:span text:style-name="T33">Em seu material existe uma tabela indicando como e quando utilizar as cores, além de onde e como </text:span><text:span text:style-name="T15">não</text:span><text:span text:style-name="T33"> utilizar.</text:span></text:p>
      <text:p text:style-name="P19"><text:span text:style-name="T33">O vermelho, por exemplo, é relacionado a amor, emoção (veja o exemplo da Coca-Cola) e energia, porém é também associada a raiva e perigo. É muito utilizado em sites de entretenimento, </text:span><text:span text:style-name="T43">comida</text:span><text:span text:style-name="T33"> e serviços de saúde, devendo-se evitar seu uso em páginas relacionadas a luxo, natureza e serviços em geral.</text:span></text:p>
      <text:p text:style-name="P51">É claro que evitar não é o mesmo que proibir. É possível sim utilizar essa cor em sites onde se recomenda evitar, mas sempre de maneira moderada.</text:p>
      <text:p text:style-name="P69">Cuidado com Background Preto</text:p>
      <text:p text:style-name="P51">É muito comum que alunos de HTML tenham a tendência a criar sites com fundo preto e letras brancas, causando muito contraste mas causando um cansaço muito grande na visão caso a página possua muito texto.</text:p>
      <text:p text:style-name="P19"><text:span text:style-name="T33">Citando o site da Netflix como exemplo, apesar de eles utilizarem essa combinação de cores sua página principal possui poucos textos, alterando a cor de fundo para uma cor mais clara em elementos que possuem maior quantidade de texto </text:span><text:span text:style-name="T43">como o campo “Dúvidas Frequentes” que aposta em um cinza e nos “Termos de Uso” que aposta no clássico fundo branco com letra preta</text:span><text:span text:style-name="T33">.</text:span></text:p>
      <text:p text:style-name="P70"><text:soft-page-break/>Cores Para Comida</text:p>
      <text:p text:style-name="P52">Como citado a pouco, o vermelho é muito utilizado para comidas. Além dele, o amarelo, muito vinculado a felicidade, é também muito utilizado para esse fim. Podemos citar com exemplo o McDonald’s que utiliza as duas cores juntas em sua marca a muitos anos com muito sucesso, afinal quem não fica feliz comendo um lanche desses? Além disso, quando eles desejam indicar um produto “premium” eles utilizam as cores marrom e cinza.</text:p>
      <text:p text:style-name="P53">Segundo para a concorrência, o BK não utiliza o vermelho mas aposta no laranja, muito vinculado a divertimento e calor, utilizando-se também do cinza e marrom, além do uso do verde alguns poucos elementos.</text:p>
      <text:p text:style-name="P71">O Uso do Verde</text:p>
      <text:p text:style-name="P20"><text:span text:style-name="T33">Tendo seu uso mais restrito, o verde é normalmente associado a natureza, saúde, dinheiro e sorte, sendo muito presente em sites que tratam de temas ambientais, temas de turismo em setor financeiro (está mudando um pouco atualmente). Seu uso é mais restrito pois possui uma rejeição grande para algumas faixas de idade, não sendo indicado seu uso para artigos de luxo (</text:span><text:span text:style-name="T44">perceba que raramente vemos um artigo de luxo com a cor verde</text:span><text:span text:style-name="T33">).</text:span></text:p>
      <text:p text:style-name="P72">Projetos Monocromáticos</text:p>
      <text:p text:style-name="P54">É muto comum quando se utiliza uma cor específica, geralmente relacionado a marca de um produto ou ao seguimento.</text:p>
      <text:p text:style-name="P72">Uso do Marrom</text:p>
      <text:p text:style-name="P21"><text:span text:style-name="T33">Talvez a cor com maior rejeição seja o marrom. Entretanto é muito relacionado a robustez, estabilidade, amizade. É também muito utilizado no segmento gastronômico e mercado de luxo. Muitas vezes, o setor gastronômico utiliza o marrom justamente para criar a imagem de produto </text:span><text:span text:style-name="T2">preium</text:span><text:span text:style-name="T33">.</text:span></text:p>
      <text:p text:style-name="P72">Casos Modernos e Bonitos</text:p>
      <text:p text:style-name="P21"><text:span text:style-name="T33">O roxo é muito atrelado a criatividade, poder, sabedoria e mistério. É recomendado evitar um pouco seu uso por não ser muito chama</text:span><text:span text:style-name="T45">tivo. Apesar isso, muitas empresas que desejam apresentar uma identidade de “inovadora”, a exemplo a NuBank.</text:span></text:p>
      <text:p text:style-name="P73"><text:span text:style-name="T33">Outros casos podem ser vistos na aula e em seu PDF.</text:span></text:p>
      <text:p text:style-name="P73"><text:span text:style-name="T33"/></text:p>
      <text:p text:style-name="P74"><text:span text:style-name="T15">Aula 02 – REPRESENTANDO CORES COM CSS3</text:span></text:p>
      <text:p text:style-name="P74"><text:span text:style-name="T33">Veremos hoje como representar as cores por meio da linguagem CSS. Não apenas as cores recomendadas pelo VS Code, mas as aproximadamente sessenta e cinco milhões de cores existentes.</text:span></text:p>
      <text:p text:style-name="P75"><text:span text:style-name="T33">Criaremos o “ex016” </text:span><text:span text:style-name="T46">e, invés de criarmos um <text:s/>“index”, criaremos um arquivo “cor01.html”com o </text:span><text:span text:style-name="T6">title</text:span><text:span text:style-name="T46"> “cores em css”. Realizando as configurações necessárias, crie um </text:span><text:span text:style-name="T6">h2</text:span><text:span text:style-name="T46"> “exemplo de cores” e um parágrafo “lorem”. Copie esses dois elementos e cole mais </text:span><text:span text:style-name="T47">três</text:span><text:span text:style-name="T46"> vezes. </text:span></text:p>
      <text:p text:style-name="P77"><text:span text:style-name="T27">C</text:span><text:span text:style-name="T15">onfigurando as Propriedades Básicas</text:span></text:p>
      <text:p text:style-name="P76"><text:span text:style-name="T47">Utilizaremos o CSS </text:span><text:span text:style-name="T7">inline </text:span><text:span text:style-name="T47">neste momento pois cada um dos títulos será utilizado para exemplificar uma maneira diferente de aplicar a cor</text:span><text:span text:style-name="T46">.</text:span><text:span text:style-name="T6"> </text:span></text:p>
      <text:p text:style-name="P76"><text:span text:style-name="T48">No primeiro</text:span><text:span text:style-name="T8"> </text:span><text:span text:style-name="T6">h2 </text:span><text:span text:style-name="T46">altere a cor de fundo para azul (</text:span><text:span text:style-name="T6">background-color: blue;</text:span><text:span text:style-name="T46">) e a cor do texto para branco (</text:span><text:span text:style-name="T6">color: white;</text:span><text:span text:style-name="T46">). </text:span><text:span text:style-name="T47">Indicar as cores pelo seu nome é bem fácil porém é algo bem limitado pois existem sessenta e cinco milhões de cores e nem todas possuem nomes específicos.</text:span></text:p>
      <text:p text:style-name="P79"><text:span text:style-name="T29">U</text:span><text:span text:style-name="T15">sando Cores Hex</text:span></text:p>
      <text:p text:style-name="P78"><text:span text:style-name="T48">N</text:span><text:span text:style-name="T33">o segundo </text:span><text:span text:style-name="T2">h2</text:span><text:span text:style-name="T33"> iremos inserir o mesmo </text:span><text:span text:style-name="T2">style</text:span><text:span text:style-name="T33"> do anterior, substituindo az</text:span><text:span text:style-name="T51">u</text:span><text:span text:style-name="T33">l por </text:span><text:span text:style-name="T15">#0000ff</text:span><text:span text:style-name="T33"> e white por </text:span><text:span text:style-name="T15">#ffffff</text:span><text:span text:style-name="T33">. </text:span><text:span text:style-name="T49">Esses valores digitados são a representação das mesmas cores anteriores em </text:span><text:span text:style-name="T28">código hexadecimal</text:span><text:span text:style-name="T49">.</text:span></text:p>
      <text:p text:style-name="P79"><text:span text:style-name="T33">Quando falamos de decimais, falamos de números que possuem os dígitos 0, 1, 2, 3, 4, 5, 6, 7, 8, 9, ou seja, a base decimal possui dez dígitos. </text:span></text:p>
      <text:p text:style-name="P79"><text:span text:style-name="T33">Agora, quando nos referimos a hexadecimal, </text:span><text:span text:style-name="T50">temos combinações dos dez dígitos anteriores, mais seis letras (A, B C, D, E, F), totalizando assim dezesseis algarismos, sendo “0” o menos significativo e “f” o mais significativo (considerando a base hexadecimal – estude sobre bases numéricas).</text:span></text:p>
      <text:p text:style-name="P80"><text:soft-page-break/><text:span text:style-name="T33">Toda cor é formada por um conjunto de combinações e vermelho, verde e azul (rgb). Se analisarmos o código decimal perceberemos que ele indica a quantidade de cada cor presente nessa cor. Esses valores vão de zero a 255. Utilizando o Hex do azul utilizado, temos “00” de vermelho, “00” de verde e “ff” (valor máximo) de azul. Você pode verificar mais códigos desse tipo no GIMP.</text:span></text:p>
      <text:p text:style-name="P80"><text:span text:style-name="T15">Usando a Função RGB</text:span></text:p>
      <text:p text:style-name="P81"><text:span text:style-name="T33">Novamente copiando o CSS, troque o código Hex </text:span><text:span text:style-name="T51">pela função “rgb()”. Substitua</text:span><text:span text:style-name="T52"> </text:span><text:span text:style-name="T30">#0000ff</text:span><text:span text:style-name="T52"> </text:span><text:span text:style-name="T51">por “rgb(00, 00, 255)“, correspondendo ao azul </text:span><text:span text:style-name="T52">e </text:span><text:span text:style-name="T30">#ffffff</text:span><text:span text:style-name="T52"> </text:span><text:span text:style-name="T51">por “rgb(255, 255, 255)”, correspondendo ao branco.</text:span></text:p>
      <text:p text:style-name="P82"><text:span text:style-name="T33">A representação RGB é muito importante pois é o parâmetro utilizado por telas e lâmpadas LED.</text:span></text:p>
      <text:p text:style-name="P82"><text:span text:style-name="T15">Matiz, saturação e Luminosidade com hsl()</text:span></text:p>
      <text:p text:style-name="P86"><text:span text:style-name="T15">Todas as cores possuem características como </text:span><text:span text:style-name="T54">matis</text:span><text:span text:style-name="T15">(h), </text:span><text:span text:style-name="T54">saturação</text:span><text:span text:style-name="T15">(s), e </text:span><text:span text:style-name="T54">luminosidade</text:span><text:span text:style-name="T15">(l), resultando na função de CSS hsl. </text:span></text:p>
      <text:p text:style-name="P86"><text:span text:style-name="T15">Copiando novamente o CSS, s</text:span><text:span text:style-name="T31">ubstitua</text:span><text:span text:style-name="T30"> </text:span><text:span text:style-name="T31">“rgb(00, 00, 255)“</text:span><text:span text:style-name="T30"> </text:span><text:span text:style-name="T31">por “</text:span><text:span text:style-name="T15">hsl</text:span><text:span text:style-name="T31">(</text:span><text:span text:style-name="T32">240</text:span><text:span text:style-name="T31">, </text:span><text:span text:style-name="T32">100%</text:span><text:span text:style-name="T31">, </text:span><text:span text:style-name="T32">50%</text:span><text:span text:style-name="T31">)“, correspondendo ao azul </text:span><text:span text:style-name="T30">e </text:span><text:span text:style-name="T31">“rgb(255, 255, 255)”</text:span><text:span text:style-name="T30"> </text:span><text:span text:style-name="T31">por “</text:span><text:span text:style-name="T15">hsl</text:span><text:span text:style-name="T31">(</text:span><text:span text:style-name="T32">0</text:span><text:span text:style-name="T31">, </text:span><text:span text:style-name="T32">0%</text:span><text:span text:style-name="T31">, </text:span><text:span text:style-name="T32">100%</text:span><text:span text:style-name="T31">)”, correspondendo ao branco.</text:span></text:p>
      <text:p text:style-name="P87"><text:span text:style-name="T31">A</text:span><text:span text:style-name="T15">o final desse exemplo obtemos quatro resultados iguais, utilizando quatro métodos diferentes. Lembre também que tanto todas as formas aqui utilizadas foram escritas em letras minúsculas.</text:span></text:p>
      <text:p text:style-name="P83"><text:span text:style-name="T15">Facilitando o Uso de Cores com o VSCode</text:span></text:p>
      <text:p text:style-name="P88"><text:span text:style-name="T15">Como ninguém tem uma memória suficientemente boa para memorizar os valores de rgb e hsl. Dentro do VSCode, quando selecionada uma cor, será exibido ao lado uma representação visual da cor. Posicionando o mouse sobre essa representação será exibido um seletor de cor onde é possível também alterar o tipo de código exibido durante a seleção. Dessa maneira é possível obter qualquer uma das sessenta e cinco milhões de cores possíveis, combinando-as por meio do rgb e hsl</text:span></text:p>
      <text:p text:style-name="P84"><text:span text:style-name="T15">Usando Transparência com rgba()</text:span></text:p>
      <text:p text:style-name="P84"><text:span text:style-name="T33">Com CSS é também possível adicionar transparência a uma cor, </text:span><text:span text:style-name="T53">mexendo na barra imediatamente a direita do seletor de cor exibido.</text:span></text:p>
      <text:p text:style-name="P85"><text:span text:style-name="T53">Q</text:span><text:span text:style-name="T33">uando utilizando o Hex serão adicionados mais dois dígitos ao código. No rgb e no hsl (agora hsla) será adicionado mais um parâmetro ao fin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0T21:40:49.573000000</meta:creation-date>
    <dc:date>2023-01-26T18:25:36.332000000</dc:date>
    <meta:editing-duration>PT8H2M10S</meta:editing-duration>
    <meta:editing-cycles>8</meta:editing-cycles>
    <meta:generator>LibreOffice/7.3.2.2$Windows_X86_64 LibreOffice_project/49f2b1bff42cfccbd8f788c8dc32c1c309559be0</meta:generator>
    <meta:document-statistic meta:table-count="0" meta:image-count="0" meta:object-count="0" meta:page-count="6" meta:paragraph-count="116" meta:word-count="3332" meta:character-count="20370" meta:non-whitespace-character-count="17138"/>
  </office:meta>
</office:document-meta>
</file>